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0c66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rsid="00110c66" officeooo:paragraph-rsid="00110c66" style:font-weight-asian="bold" style:font-weight-complex="bold"/>
    </style:style>
    <style:style style:name="P3" style:family="paragraph" style:parent-style-name="Standard">
      <style:text-properties fo:color="#81d41a" loext:opacity="100%" style:text-underline-style="solid" style:text-underline-width="auto" style:text-underline-color="font-color" fo:font-weight="bold" officeooo:rsid="00110c66" officeooo:paragraph-rsid="00110c66" style:font-weight-asian="bold" style:font-weight-complex="bold"/>
    </style:style>
    <style:style style:name="P4" style:family="paragraph" style:parent-style-name="Standard">
      <style:text-properties fo:color="#c9211e" loext:opacity="100%" officeooo:rsid="00110c66" officeooo:paragraph-rsid="00110c66"/>
    </style:style>
    <style:style style:name="P5" style:family="paragraph" style:parent-style-name="Standard">
      <style:text-properties fo:color="#c9211e" loext:opacity="100%" officeooo:rsid="00110c66" officeooo:paragraph-rsid="00110c66" fo:background-color="transparent"/>
    </style:style>
    <style:style style:name="T1" style:family="text">
      <style:text-properties fo:color="#9cdcfe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1cc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rtig:</text:p>
      <text:p text:style-name="P1"/>
      <text:p text:style-name="P2">noch machen:</text:p>
      <text:p text:style-name="P4">channel.sink.add(‘ready_Werewolf’)</text:p>
      <text:p text:style-name="P5">channel.sink.add('charakters_Werewolf:'); <text:tab/><text:span text:style-name="T5">// </text:span><text:span text:style-name="T6">der und der nächste gehören zusammen und es </text:span></text:p>
      <text:p text:style-name="P5">channel.sink.add(growableList); <text:tab/><text:tab/><text:span text:style-name="T5">// </text:span><text:span text:style-name="T6">werden die charaktere an den Server geschickt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48:24.351765958</meta:creation-date>
    <meta:generator>LibreOffice/7.6.3.2$Linux_X86_64 LibreOffice_project/4fe86607b5ac922e55f140471fda9b60bdaa980d</meta:generator>
    <dc:date>2023-12-03T19:50:37.590868127</dc:date>
    <meta:editing-duration>PT3M46S</meta:editing-duration>
    <meta:editing-cycles>2</meta:editing-cycles>
    <meta:document-statistic meta:table-count="0" meta:image-count="0" meta:object-count="0" meta:page-count="1" meta:paragraph-count="5" meta:word-count="23" meta:character-count="225" meta:non-whitespace-character-count="203"/>
  </office:meta>
</office:document-meta>
</file>